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99F6ECCB9CD8E90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rsid="000a5f6d" officeooo:paragraph-rsid="000a5f6d" style:font-size-asian="12pt"/>
    </style:style>
    <style:style style:name="P3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4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officeooo:rsid="000c0116"/>
    </style:style>
    <style:style style:name="T4" style:family="text">
      <style:text-properties officeooo:rsid="000dc9ec"/>
    </style:style>
    <style:style style:name="T5" style:family="text">
      <style:text-properties officeooo:rsid="000f370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3">2. </text:p>
      <text:p text:style-name="P3">3. </text:p>
      <text:p text:style-name="P3">4. </text:p>
      <text:p text:style-name="P3"/>
      <text:p text:style-name="P1">5. <text:span text:style-name="T3">Esta mañana he ido al centro de recepción de cartas para ver cómo los pajes lo preparan.</text:span> </text:p>
      <text:p text:style-name="P1">6. </text:p>
      <text:p text:style-name="P1">7. </text:p>
      <text:p text:style-name="P2"/>
      <text:p text:style-name="P1">8. </text:p>
      <text:p text:style-name="P1">9. </text:p>
      <text:p text:style-name="P1">10. </text:p>
      <text:p text:style-name="P1">11. </text:p>
      <text:p text:style-name="P1"/>
      <text:p text:style-name="P1">12. <text:span text:style-name="T4">Este año, los tres reyes <text:s/>estamos muy orgullosos de ti por haberlo hecho tambien en</text:span> </text:p>
      <text:p text:style-name="P1">13. </text:p>
      <text:p text:style-name="P1">14. </text:p>
      <text:p text:style-name="P1"/>
      <text:p text:style-name="P1">15. <text:span text:style-name="T5">Ya sabes que en la noche de Reyes será muy larga para nosotros, y estaríamos muy</text:span> </text:p>
      <text:p text:style-name="P1">16. </text:p>
      <text:p text:style-name="P1">17.</text:p>
      <text:p text:style-name="P1"/>
      <text:p text:style-name="P1">18. </text:p>
      <text:p text:style-name="P1">19. </text:p>
      <text:p text:style-name="P1"><text:soft-page-break/>20. </text:p>
      <text:p text:style-name="P1"/>
      <text:p text:style-name="P4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99F6ECCB9CD8E90D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09:19:23.478613761</dc:date>
    <meta:editing-cycles>10</meta:editing-cycles>
    <meta:editing-duration>PT8H47S</meta:editing-duration>
    <meta:document-statistic meta:table-count="0" meta:image-count="1" meta:object-count="0" meta:page-count="2" meta:paragraph-count="21" meta:word-count="69" meta:character-count="328" meta:non-whitespace-character-count="259"/>
    <meta:template xlink:type="simple" xlink:actuate="onRequest" xlink:title="" xlink:href="Normal.dotm"/>
  </office:meta>
</office:document-meta>
</file>